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65cm" fo:min-width="10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6.25cm" fo:min-width="10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5cm" fo:min-width="5.75cm"/>
      <style:paragraph-properties style:writing-mode="lr-tb"/>
    </style:style>
    <style:style style:name="gr4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25cm" fo:min-width="9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cm" svg:height="4.9cm" svg:x="5cm" svg:y="5.25cm">
          <text:p text:style-name="P1">Question</text:p>
          <text:p text:style-name="P1"/>
          <text:p text:style-name="P1">Intitulé ( texte )</text:p>
          <text:p text:style-name="P1">Table de vérite ( tableau de boolean )</text:p>
          <text:p text:style-name="P1"/>
          <text:p text:style-name="P1">contenuHTMLQuestion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25cm" svg:height="6.5cm" svg:x="4.5cm" svg:y="22.15cm">
          <text:p text:style-name="P1">Questionnaire</text:p>
          <text:p text:style-name="P1">Tableau de questions</text:p>
          <text:p text:style-name="P1">Score</text:p>
          <text:p text:style-name="P1"/>
          <text:p text:style-name="P1">NextQuestion(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5cm" svg:height="3.75cm" svg:x="0.7cm" svg:y="12.5cm">
          <text:p text:style-name="P1">QuestionCheck</text:p>
          <text:p text:style-name="P1"/>
          <text:p text:style-name="P2">contenuHTMLQuestion(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5cm" svg:height="3.75cm" svg:x="1cm" svg:y="17.4cm">
          <text:p text:style-name="P1">Question choix</text:p>
          <text:p text:style-name="P1"/>
          <text:p text:style-name="P2">contenuHTMLQuestion(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5cm" svg:height="3.75cm" svg:x="13.75cm" svg:y="12.45cm">
          <text:p text:style-name="P1">Question radio</text:p>
          <text:p text:style-name="P1"/>
          <text:p text:style-name="P2">contenuHTMLQuestion()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75cm" svg:y1="12.4cm" svg:x2="7cm" svg:y2="10.15cm">
          <text:p/>
        </draw:line>
        <draw:line draw:style-name="gr5" draw:text-style-name="P3" draw:layer="layout" svg:x1="7cm" svg:y1="17.4cm" svg:x2="8.5cm" svg:y2="10.15cm">
          <text:p/>
        </draw:line>
        <draw:line draw:style-name="gr6" draw:text-style-name="P3" draw:layer="layout" svg:x1="13.75cm" svg:y1="18.9cm" svg:x2="12cm" svg:y2="10.15cm">
          <text:p/>
        </draw:line>
        <draw:custom-shape draw:style-name="gr3" draw:text-style-name="P1" draw:layer="layout" svg:width="6.25cm" svg:height="3.75cm" svg:x="13.75cm" svg:y="17.15cm">
          <text:p text:style-name="P1">Question nombre</text:p>
          <text:p text:style-name="P1"/>
          <text:p text:style-name="P2">contenuHTMLQuestion()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6.751cm" svg:y1="12.383cm" svg:x2="14.75cm" svg:y2="10.15cm">
          <text:p/>
        </draw:line>
        <draw:line draw:style-name="gr7" draw:text-style-name="P3" draw:layer="layout" svg:x1="10.5cm" svg:y1="10.15cm" svg:x2="10.25cm" svg:y2="22.15cm">
          <text:p/>
        </draw:line>
        <draw:custom-shape draw:style-name="gr8" draw:text-style-name="P1" draw:layer="layout" svg:width="9.75cm" svg:height="2.5cm" svg:x="1cm" svg:y="1cm">
          <text:p text:style-name="P1">Reponse</text:p>
          <text:p text:style-name="P1">intitule</text:p>
          <text:p text:style-name="P1">verite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75cm" svg:y1="2.5cm" svg:x2="12cm" svg:y2="5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3T10:13:23.700000000</meta:creation-date>
    <dc:date>2023-03-23T10:53:57.143000000</dc:date>
    <meta:editing-duration>PT20M13S</meta:editing-duration>
    <meta:editing-cycles>1</meta:editing-cycles>
    <meta:document-statistic meta:object-count="13"/>
    <meta:generator>LibreOffice/7.2.3.2$Windows_X86_64 LibreOffice_project/d166454616c1632304285822f9c83ce2e660fd92</meta:generator>
  </office:meta>
</office:document-meta>
</file>